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7F000001A8D51496B4.png" manifest:media-type="image/png"/>
  <manifest:file-entry manifest:full-path="Pictures/10000201000003AF000002125E6C1DD2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268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6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6cm" svg:x="1.4cm" svg:y="0.8cm" presentation:class="title">
          <draw:text-box>
            <text:p>楚河漢界教學法</text:p>
          </draw:text-box>
        </draw:frame>
        <draw:line draw:style-name="gr1" draw:text-style-name="P1" draw:layer="layout" svg:x1="17.079cm" svg:y1="5.411cm" svg:x2="17.079cm" svg:y2="18.611cm">
          <text:p/>
        </draw:line>
        <draw:line draw:style-name="gr1" draw:text-style-name="P1" draw:layer="layout" svg:x1="13.6cm" svg:y1="5.6cm" svg:x2="13.6cm" svg:y2="18.8cm">
          <text:p/>
        </draw:lin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6cm" svg:x="1.4cm" svg:y="0.8cm" presentation:class="title">
          <draw:text-box>
            <text:p>楚河漢界教學法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0.141cm" svg:height="13.364cm" svg:x="4.6cm" svg:y="4.662cm">
          <draw:image xlink:href="Pictures/100000000000027F000001A8D51496B4.png" xlink:type="simple" xlink:show="embed" xlink:actuate="onLoad">
            <text:p/>
          </draw:image>
        </draw:frame>
        <draw:frame draw:style-name="gr4" draw:text-style-name="P4" draw:layer="layout" svg:width="25.6cm" svg:height="4.518cm" svg:x="4.4cm" svg:y="18.4cm">
          <draw:text-box>
            <text:p>圖片作者: Ronald Sarayudej – <text:a xlink:href="https://www.flickr.com/photos/honorphotobar/" xlink:type="simple">https://www.flickr.com/photos/honorphotobar/</text:a></text:p>
            <text:p>授權: <text:a xlink:href="https://creativecommons.org/licenses/by/2.0/" xlink:type="simple">https://creativecommons.org/licenses/by/2.0/</text:a>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5E6C1DD2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06:31:37.264000000</meta:creation-date>
    <dc:date>2015-05-22T06:50:38.088000000</dc:date>
    <meta:editing-duration>PT3M50S</meta:editing-duration>
    <meta:editing-cycles>1</meta:editing-cycles>
    <meta:document-statistic meta:object-count="44"/>
    <meta:generator>LibreOffice/4.4.1.2$Windows_x86 LibreOffice_project/45e2de17089c24a1fa810c8f975a7171ba4cd432</meta:generator>
  </office:meta>
</office:document-meta>
</file>